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P6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6</text:p>
      <text:p text:style-name="Normal">November 4, 2025.<text:s/></text:p>
      <text:p text:style-name="Normal">12:00</text:p>
      <text:p text:style-name="Normal">Attendees:</text:p>
      <text:p text:style-name="Normal">Tania Reyes, Ben Crosfield<text:s/></text:p>
      <text:p text:style-name="Normal"/>
      <text:p text:style-name="Normal"><text:span text:style-name="T2">1. Agenda</text:span></text:p>
      <text:p text:style-name="Normal">- Work on individual tasks</text:p>
      <text:p text:style-name="Normal">- Update group members<text:s/>on progress</text:p>
      <text:p text:style-name="Normal"/>
      <text:p text:style-name="P3">2. Progress Since Last Meeting</text:p>
      <text:p text:style-name="Normal">- Group members have<text:s/>completed their<text:s/>Use Case Diagram.</text:p>
      <text:p text:style-name="Normal">- Group members<text:s/>are still working on<text:s/>their Activity Diagram.<text:s/></text:p>
      <text:p text:style-name="Normal">- Group members have started working on task 4.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Upload tasks 2 and 3 before next meeting on Github.</text:p>
        </text:list-item>
        <text:list-item>
          <text:p text:style-name="P6">Work on task 4.<text:s/></text:p>
        </text:list-item>
      </text:list>
      <text:p text:style-name="Normal"/>
      <text:p text:style-name="Normal"><text:span text:style-name="T7">4. Issues to Solve</text:span></text:p>
      <text:p text:style-name="Normal">- Have not received any communication from a group member (group leader will contact him again).</text:p>
      <text:p text:style-name="Normal"/>
      <text:p text:style-name="Normal"><text:span text:style-name="T8">5. Next Meeting</text:span></text:p>
      <text:p text:style-name="Normal">Next practical session (November<text:s/>7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3:04:00Z</meta:creation-date>
    <dc:date>2025-12-02T13:04:00Z</dc:date>
    <meta:template xlink:href="Normal" xlink:type="simple"/>
    <meta:editing-cycles>2</meta:editing-cycles>
    <meta:editing-duration>PT0S</meta:editing-duration>
    <meta:document-statistic meta:page-count="1" meta:paragraph-count="1" meta:word-count="92" meta:character-count="620" meta:row-count="4" meta:non-whitespace-character-count="529"/>
  </office:meta>
</office:document-meta>
</file>